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b84" officeooo:paragraph-rsid="000c2b84"/>
    </style:style>
    <style:style style:name="P2" style:family="paragraph" style:parent-style-name="Standard">
      <style:text-properties officeooo:rsid="000e1a6a" officeooo:paragraph-rsid="000e1a6a"/>
    </style:style>
    <style:style style:name="P3" style:family="paragraph" style:parent-style-name="Standard">
      <style:text-properties officeooo:rsid="000e1a6a" officeooo:paragraph-rsid="001badd0"/>
    </style:style>
    <style:style style:name="P4" style:family="paragraph" style:parent-style-name="Standard">
      <style:text-properties officeooo:rsid="0011a052" officeooo:paragraph-rsid="0011a052"/>
    </style:style>
    <style:style style:name="P5" style:family="paragraph" style:parent-style-name="Standard">
      <style:text-properties officeooo:rsid="0011a052" officeooo:paragraph-rsid="0024c673"/>
    </style:style>
    <style:style style:name="P6" style:family="paragraph" style:parent-style-name="Standard">
      <style:text-properties officeooo:rsid="0011a052" officeooo:paragraph-rsid="002dd7af"/>
    </style:style>
    <style:style style:name="P7" style:family="paragraph" style:parent-style-name="Standard">
      <style:text-properties officeooo:rsid="0015a7cc" officeooo:paragraph-rsid="0015a7cc"/>
    </style:style>
    <style:style style:name="P8" style:family="paragraph" style:parent-style-name="Standard">
      <style:text-properties officeooo:rsid="0018b5c2" officeooo:paragraph-rsid="0018b5c2"/>
    </style:style>
    <style:style style:name="P9" style:family="paragraph" style:parent-style-name="Standard">
      <style:text-properties officeooo:rsid="001be578" officeooo:paragraph-rsid="001be578"/>
    </style:style>
    <style:style style:name="P10" style:family="paragraph" style:parent-style-name="Standard">
      <style:text-properties officeooo:rsid="001cf010" officeooo:paragraph-rsid="001cf010"/>
    </style:style>
    <style:style style:name="P11" style:family="paragraph" style:parent-style-name="Standard">
      <style:text-properties officeooo:rsid="001ed8e8" officeooo:paragraph-rsid="001ed8e8"/>
    </style:style>
    <style:style style:name="P12" style:family="paragraph" style:parent-style-name="Standard">
      <style:text-properties fo:font-weight="bold" officeooo:rsid="001be578" officeooo:paragraph-rsid="001be578" style:font-weight-asian="bold" style:font-weight-complex="bold"/>
    </style:style>
    <style:style style:name="P13" style:family="paragraph" style:parent-style-name="Standard">
      <style:text-properties fo:font-weight="bold" officeooo:rsid="000e1a6a" officeooo:paragraph-rsid="000e1a6a" style:font-weight-asian="bold" style:font-weight-complex="bold"/>
    </style:style>
    <style:style style:name="P14" style:family="paragraph" style:parent-style-name="Standard">
      <style:text-properties fo:font-weight="bold" officeooo:rsid="000e1a6a" officeooo:paragraph-rsid="002dd7af" style:font-weight-asian="bold" style:font-weight-complex="bold"/>
    </style:style>
    <style:style style:name="P15" style:family="paragraph" style:parent-style-name="Standard">
      <style:text-properties fo:font-weight="bold" officeooo:rsid="00265921" officeooo:paragraph-rsid="00265921" style:font-weight-asian="bold" style:font-weight-complex="bold"/>
    </style:style>
    <style:style style:name="P16" style:family="paragraph" style:parent-style-name="Standard">
      <style:text-properties fo:font-weight="bold" officeooo:rsid="0011a052" officeooo:paragraph-rsid="002dd7af" style:font-weight-asian="bold" style:font-weight-complex="bold"/>
    </style:style>
    <style:style style:name="P17" style:family="paragraph" style:parent-style-name="Standard">
      <style:text-properties fo:font-weight="bold" officeooo:rsid="0018b5c2" officeooo:paragraph-rsid="002dd7af" style:font-weight-asian="bold" style:font-weight-complex="bold"/>
    </style:style>
    <style:style style:name="P18" style:family="paragraph" style:parent-style-name="Standard">
      <style:text-properties fo:font-weight="bold" officeooo:rsid="0015a7cc" officeooo:paragraph-rsid="002dd7af" style:font-weight-asian="bold" style:font-weight-complex="bold"/>
    </style:style>
    <style:style style:name="P19" style:family="paragraph" style:parent-style-name="Standard">
      <style:text-properties fo:font-weight="normal" officeooo:rsid="00265921" officeooo:paragraph-rsid="00265921" style:font-weight-asian="normal" style:font-weight-complex="normal"/>
    </style:style>
    <style:style style:name="P20" style:family="paragraph" style:parent-style-name="Standard">
      <style:text-properties fo:font-weight="normal" officeooo:rsid="00265921" officeooo:paragraph-rsid="00285aa4" style:font-weight-asian="normal" style:font-weight-complex="normal"/>
    </style:style>
    <style:style style:name="P21" style:family="paragraph" style:parent-style-name="Standard">
      <style:text-properties fo:font-weight="normal" officeooo:rsid="00285aa4" officeooo:paragraph-rsid="00285aa4" style:font-weight-asian="normal" style:font-weight-complex="normal"/>
    </style:style>
    <style:style style:name="P22" style:family="paragraph" style:parent-style-name="Standard">
      <style:text-properties fo:font-weight="normal" officeooo:rsid="002d3837" officeooo:paragraph-rsid="002d3837" style:font-weight-asian="normal" style:font-weight-complex="normal"/>
    </style:style>
    <style:style style:name="P23" style:family="paragraph" style:parent-style-name="Standard">
      <style:text-properties fo:font-weight="normal" officeooo:rsid="000e1a6a" officeooo:paragraph-rsid="002d6d59" style:font-weight-asian="normal" style:font-weight-complex="normal"/>
    </style:style>
    <style:style style:name="P24" style:family="paragraph" style:parent-style-name="Standard">
      <style:text-properties fo:font-weight="normal" officeooo:rsid="0011a052" officeooo:paragraph-rsid="002dd7af" style:font-weight-asian="normal" style:font-weight-complex="normal"/>
    </style:style>
    <style:style style:name="P25" style:family="paragraph" style:parent-style-name="Standard">
      <style:text-properties fo:font-weight="normal" officeooo:rsid="001be578" officeooo:paragraph-rsid="002dd7af" style:font-weight-asian="normal" style:font-weight-complex="normal"/>
    </style:style>
    <style:style style:name="P26" style:family="paragraph" style:parent-style-name="Standard">
      <style:text-properties fo:font-style="italic" fo:font-weight="normal" officeooo:rsid="002b6655" officeooo:paragraph-rsid="002b6655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officeooo:rsid="001754e6" officeooo:paragraph-rsid="0024c673"/>
    </style:style>
    <style:style style:name="P28" style:family="paragraph" style:parent-style-name="Standard">
      <style:text-properties fo:font-weight="bold" officeooo:rsid="00146784" officeooo:paragraph-rsid="002d3837" style:font-weight-asian="bold" style:font-weight-complex="bold"/>
    </style:style>
    <style:style style:name="P29" style:family="paragraph" style:parent-style-name="Standard">
      <style:text-properties fo:font-weight="bold" officeooo:rsid="00146784" officeooo:paragraph-rsid="002d6d59" style:font-weight-asian="bold" style:font-weight-complex="bold"/>
    </style:style>
    <style:style style:name="P30" style:family="paragraph" style:parent-style-name="Standard">
      <style:text-properties fo:font-weight="bold" officeooo:rsid="001754e6" officeooo:paragraph-rsid="002dae38" style:font-weight-asian="bold" style:font-weight-complex="bold"/>
    </style:style>
    <style:style style:name="P31" style:family="paragraph" style:parent-style-name="Standard">
      <style:text-properties fo:font-weight="bold" officeooo:rsid="001754e6" officeooo:paragraph-rsid="002dd7af" style:font-weight-asian="bold" style:font-weight-complex="bold"/>
    </style:style>
    <style:style style:name="P32" style:family="paragraph" style:parent-style-name="Standard">
      <style:text-properties fo:font-weight="bold" officeooo:rsid="0018b5c2" officeooo:paragraph-rsid="002dd7af" style:font-weight-asian="bold" style:font-weight-complex="bold"/>
    </style:style>
    <style:style style:name="P33" style:family="paragraph" style:parent-style-name="Standard">
      <style:text-properties fo:font-weight="bold" officeooo:rsid="002029ed" officeooo:paragraph-rsid="002dd7af" style:font-weight-asian="bold" style:font-weight-complex="bold"/>
    </style:style>
    <style:style style:name="P34" style:family="paragraph" style:parent-style-name="Standard">
      <style:text-properties fo:font-weight="bold" officeooo:rsid="001a4d42" officeooo:paragraph-rsid="002dd7af" style:font-weight-asian="bold" style:font-weight-complex="bold"/>
    </style:style>
    <style:style style:name="P35" style:family="paragraph" style:parent-style-name="Standard">
      <style:text-properties fo:font-weight="bold" officeooo:rsid="0012cbad" officeooo:paragraph-rsid="002dd7af" style:font-weight-asian="bold" style:font-weight-complex="bold"/>
    </style:style>
    <style:style style:name="P36" style:family="paragraph" style:parent-style-name="Standard">
      <style:text-properties fo:font-weight="normal" officeooo:rsid="00301dbf" officeooo:paragraph-rsid="002dd7af" style:font-weight-asian="normal" style:font-weight-complex="normal"/>
    </style:style>
    <style:style style:name="T1" style:family="text">
      <style:text-properties officeooo:rsid="000e1a6a"/>
    </style:style>
    <style:style style:name="T2" style:family="text">
      <style:text-properties officeooo:rsid="001014dc"/>
    </style:style>
    <style:style style:name="T3" style:family="text">
      <style:text-properties officeooo:rsid="0012cbad"/>
    </style:style>
    <style:style style:name="T4" style:family="text">
      <style:text-properties officeooo:rsid="00146784"/>
    </style:style>
    <style:style style:name="T5" style:family="text">
      <style:text-properties officeooo:rsid="001754e6"/>
    </style:style>
    <style:style style:name="T6" style:family="text">
      <style:text-properties officeooo:rsid="0018b5c2"/>
    </style:style>
    <style:style style:name="T7" style:family="text">
      <style:text-properties officeooo:rsid="001a4d42"/>
    </style:style>
    <style:style style:name="T8" style:family="text">
      <style:text-properties officeooo:rsid="001be578"/>
    </style:style>
    <style:style style:name="T9" style:family="text">
      <style:text-properties officeooo:rsid="002027a1"/>
    </style:style>
    <style:style style:name="T10" style:family="text">
      <style:text-properties officeooo:rsid="002029ed"/>
    </style:style>
    <style:style style:name="T11" style:family="text">
      <style:text-properties officeooo:rsid="00269cd2"/>
    </style:style>
    <style:style style:name="T12" style:family="text">
      <style:text-properties officeooo:rsid="00285aa4"/>
    </style:style>
    <style:style style:name="T13" style:family="text">
      <style:text-properties officeooo:rsid="0029fc5d"/>
    </style:style>
    <style:style style:name="T14" style:family="text">
      <style:text-properties officeooo:rsid="002d6d59"/>
    </style:style>
    <style:style style:name="T15" style:family="text">
      <style:text-properties fo:font-weight="normal" officeooo:rsid="00301dbf" style:font-weight-asian="normal" style:font-weight-complex="normal"/>
    </style:style>
    <style:style style:name="T16" style:family="text">
      <style:text-properties officeooo:rsid="002e6d06"/>
    </style:style>
    <style:style style:name="T17" style:family="text">
      <style:text-properties officeooo:rsid="00308654"/>
    </style:style>
    <style:style style:name="T18" style:family="text">
      <style:text-properties officeooo:rsid="0031faa9"/>
    </style:style>
    <style:style style:name="T19" style:family="text">
      <style:text-properties officeooo:rsid="003259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xt based search engine. <text:span text:style-name="T1">(Batch A3)</text:span></text:p>
      <text:p text:style-name="P1"/>
      <text:p text:style-name="P1"/>
      <text:p text:style-name="P13"><text:span text:style-name="T8">Functional </text:span>Requirements.</text:p>
      <text:p text:style-name="P2"><text:span text:style-name="T3">R</text:span>1. <text:span text:style-name="T2">Communication with Content-Retrieval system and getting the web-content.</text:span></text:p>
      <text:p text:style-name="P2"><text:tab/><text:span text:style-name="T3">R1.1. Booting a network of slaves for a master.</text:span></text:p>
      <text:p text:style-name="P2"><text:tab/><text:tab/><text:span text:style-name="T4">R1.1.1. An application `fireup` to boot the slave network.</text:span></text:p>
      <text:p text:style-name="P2"><text:tab/><text:tab/><text:span text:style-name="T4">R1.1.2. Communication with the A2.Master for configurations of its client.</text:span></text:p>
      <text:p text:style-name="P2"><text:tab/><text:tab/><text:span text:style-name="T4">R1.1.3. Booting up the slaves of the A3 system to connect with the A2.slaves.</text:span></text:p>
      <text:p text:style-name="P8">R2. Getting the webcontet and categorizing it on the context.</text:p>
      <text:p text:style-name="P4"><text:tab/><text:span text:style-name="T5">R2.1. Fetching the scrapped web-content from the connected A2.crawler.</text:span></text:p>
      <text:p text:style-name="P5"><text:tab/><text:span text:style-name="T5">R2.2. Categorizing the content.</text:span></text:p>
      <text:p text:style-name="P27"><text:tab/>R2.3. Push that to get indexed to `DMGR`s.</text:p>
      <text:p text:style-name="P8">R3. <text:span text:style-name="T3">Storing the webcontent in easy-to-retrieve way (Indexing)</text:span></text:p>
      <text:p text:style-name="P4"><text:tab/><text:span text:style-name="T6">R3.1. Indexing the document based on the keywords.</text:span></text:p>
      <text:p text:style-name="P4"><text:tab/><text:span text:style-name="T10">R3.2. Recieving search queries from `RGEN`s and serve the relevant links.</text:span></text:p>
      <text:p text:style-name="P4"><text:span text:style-name="T3">R4</text:span>. <text:span text:style-name="T3">Fetching the results for the query given by the user and presenting links to the user.</text:span></text:p>
      <text:p text:style-name="P4"><text:tab/><text:span text:style-name="T7">R4.1. Categorizing the query and distributing the query to DMGRs.</text:span></text:p>
      <text:p text:style-name="P4"><text:tab/><text:span text:style-name="T7">R4.2. Sort the links retrieved from the DMGRs and presenting to the user.</text:span></text:p>
      <text:p text:style-name="P7">R4. A probing system which periodically probes the applications and records their status.</text:p>
      <text:p text:style-name="P3"><text:tab/><text:span text:style-name="T3">R4.1. Implement the heartbeat probing system for each of the application in the system.</text:span></text:p>
      <text:p text:style-name="P9"/>
      <text:p text:style-name="P9"/>
      <text:p text:style-name="P12">Non-Functional Requirement.</text:p>
      <text:p text:style-name="P10">NR1. A generic communication protocol for use between any mod<text:span text:style-name="T19">ule</text:span>.</text:p>
      <text:p text:style-name="P11">NR2. A webserver which creates a Result generation module `RGEN` for every query submitted.</text:p>
      <text:p text:style-name="P11">NR<text:span text:style-name="T9">3</text:span>. Maintaining a proxy-to-original link lookup table.</text:p>
      <text:p text:style-name="P11"/>
      <text:p text:style-name="P11"/>
      <text:p text:style-name="P11"/>
      <text:p text:style-name="P11"/>
      <text:p text:style-name="P15">R1.1.1. <text:span text:style-name="T4">An application `fireup` to boot the slave network.</text:span></text:p>
      <text:p text:style-name="P19">Requirements.</text:p>
      <text:p text:style-name="P19">A standalone application -</text:p>
      <text:p text:style-name="P19"><text:tab/>a. which can be installed in all the machines in the system.</text:p>
      <text:p text:style-name="P20"><text:tab/>b. which boots the A2.master and A<text:span text:style-name="T11">3</text:span>.master.</text:p>
      <text:p text:style-name="P21"><text:tab/>c. which connects to master specified at the time of initialization.</text:p>
      <text:p text:style-name="P19"><text:span text:style-name="T12"><text:tab/>d</text:span>. which recieves the requests from the masters <text:span text:style-name="T12">to</text:span> create, <text:span text:style-name="T12">kill</text:span> different processes specified.</text:p>
      <text:p text:style-name="P21"><text:tab/>e. which allows the user to <text:span text:style-name="T13">manage the processes in that machine.</text:span></text:p>
      <text:p text:style-name="P21"/>
      <text:p text:style-name="P26">manage: {create, kill, view errors and output}</text:p>
      <text:p text:style-name="P19"/>
      <text:p text:style-name="P11"/>
      <text:p text:style-name="P11"/>
      <text:p text:style-name="P28">R1.1.2. Communication with the A2.Master for configurations of its client.</text:p>
      <text:p text:style-name="P22"><text:tab/>a. Getting the configuration of the A2.Master.</text:p>
      <text:p text:style-name="P22"><text:tab/>b. A standard format for configuration of the whole system such as JSON. [NF]</text:p>
      <text:p text:style-name="P22"/>
      <text:p text:style-name="P22"/>
      <text:p text:style-name="P29">R1.1.3. Booting up the slaves of the A3 system to connect with the A2.slaves.</text:p>
      <text:p text:style-name="P23"><text:tab/><text:span text:style-name="T14">a. Creating the FFCs and DMGRs for each crawler in the A2 system.</text:span></text:p>
      <text:p text:style-name="P23"><text:tab/><text:span text:style-name="T14">b. Connecting the FFCs and DMGRs.</text:span></text:p>
      <text:p text:style-name="P30"><text:soft-page-break/>R2.1. Fetching the scrapped web-content from the connected A2.crawler.</text:p>
      <text:p text:style-name="P6"><text:tab/><text:span text:style-name="T18">a.Efficient retrieval of content by FFC’s adhereing a protocol.</text:span></text:p>
      <text:p text:style-name="P31">R2.2. Categorizing the content.</text:p>
      <text:p text:style-name="P24"><text:tab/><text:span text:style-name="T16">a. Choosing a language model or sentiment analyser for categorizing the web-content.</text:span></text:p>
      <text:p text:style-name="P24"/>
      <text:p text:style-name="P31">R2.3. Push that to get indexed to `DMGR`s.</text:p>
      <text:p text:style-name="P17"/>
      <text:p text:style-name="P17">R3.1. Indexing the document based on the keywords.</text:p>
      <text:p text:style-name="P24"><text:tab/><text:span text:style-name="T16">a. Storing the minimized document.</text:span></text:p>
      <text:p text:style-name="P24"><text:tab/><text:span text:style-name="T16">b. Indexing the above minimized doc for the keywords in it.</text:span></text:p>
      <text:p text:style-name="P24"/>
      <text:p text:style-name="P33">R3.2. Recieving search queries from `RGEN`s and serve the relevant links.</text:p>
      <text:p text:style-name="P16"><text:tab/><text:span text:style-name="T15">a. Getting all the documents which contain the keywords specified in the query.</text:span></text:p>
      <text:p text:style-name="P36"><text:tab/>b. Applying some algorithms to filter the docs according to relevance.</text:p>
      <text:p text:style-name="P36"><text:tab/>c. Serving back the links to `RGEN`.</text:p>
      <text:p text:style-name="P16"/>
      <text:p text:style-name="P34">R4.1. Categorizing the query and distributing the query to DMGRs.</text:p>
      <text:p text:style-name="P24"><text:tab/><text:span text:style-name="T17">a. Categorizing the query using some language model or sentment analyzer.</text:span></text:p>
      <text:p text:style-name="P24"><text:tab/><text:span text:style-name="T17">b. Sending the query to respective `DMGR`s for getting the links.</text:span></text:p>
      <text:p text:style-name="P24"/>
      <text:p text:style-name="P34">R4.2. Sort the links retrieved from the DMGRs and presenting to the user.</text:p>
      <text:p text:style-name="P18"/>
      <text:p text:style-name="P35">R4.1. Implement the heartbeat probing system for each of the application in the system.</text:p>
      <text:p text:style-name="P14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1:44:18.507278765</meta:creation-date>
    <dc:date>2017-11-17T10:57:38.601363959</dc:date>
    <meta:editing-duration>PT1H21M36S</meta:editing-duration>
    <meta:editing-cycles>42</meta:editing-cycles>
    <meta:generator>LibreOffice/5.1.4.2$Linux_X86_64 LibreOffice_project/10m0$Build-2</meta:generator>
    <meta:document-statistic meta:table-count="0" meta:image-count="0" meta:object-count="0" meta:page-count="2" meta:paragraph-count="55" meta:word-count="525" meta:character-count="3357" meta:non-whitespace-character-count="2854"/>
  </office:meta>
</office:document-meta>
</file>